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3" style:family="paragraph">
      <style:text-properties fo:font-size="20pt"/>
    </style:style>
    <style:style style:name="P4" style:family="paragraph"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Arial" style:font-family-generic-asian="roman" style:font-pitch-asian="variable" style:font-size-asian="10pt" style:font-style-asian="normal" style:font-weight-asian="normal" style:font-family-complex="Arial" style:font-family-generic-complex="roman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grating to Cloud-Native Application Archticture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usiness Concerns</text:p>
          </draw:text-box>
        </draw:frame>
        <draw:frame presentation:style-name="pr4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Business Case : Stable industries that have for years been dominated by entrenched leaders are repidly being disrupted from such companies like uber and Netflix.</text:span></text:p>
                <text:list>
                  <text:list-item>
                    <text:p><text:span text:style-name="T2">Common : speed of innovation, always-available services, web scale and mobile-centric user experiences</text:span></text:p>
                  </text:list-item>
                </text:list>
              </text:list-item>
              <text:list-item>
                <text:p><text:span text:style-name="T1">Wty Cloud Application Architectures </text:span></text:p>
                <text:list>
                  <text:list-item>
                    <text:p><text:span text:style-name="T1">Speed of innovation</text:span></text:p>
                    <text:list>
                      <text:list-item>
                        <text:p><text:span text:style-name="T1">Comes from Devops</text:span></text:p>
                      </text:list-item>
                      <text:list-item>
                        <text:p><text:span text:style-name="T1">Deploy a hundred times per day which mean that you can take on more risk because you can revover from mistakes faster</text:span></text:p>
                        <text:list>
                          <text:list-item>
                            <text:p><text:span text:style-name="T1">If you can take on more risk, you can try wild experiments – The results might be your next competative advantag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Safety</text:span></text:p>
                    <text:list>
                      <text:list-item>
                        <text:p><text:span text:style-name="T1">Visibility </text:span></text:p>
                        <text:list>
                          <text:list-item>
                            <text:p><text:span text:style-name="T1">Establish a profile of what is normal at the beginning</text:span><text:span text:style-name="T1"><text:tab/></text:span></text:p>
                          </text:list-item>
                          <text:list-item>
                            <text:p><text:span text:style-name="T1">Need to monitro and profile</text:span></text:p>
                          </text:list-item>
                        </text:list>
                      </text:list-item>
                      <text:list-item>
                        <text:p><text:span text:style-name="T1">Fautt Isolation</text:span></text:p>
                        <text:list>
                          <text:list-item>
                            <text:p><text:span text:style-name="T1">Limitied the components that could be affected</text:span></text:p>
                          </text:list-item>
                          <text:list-item>
                            <text:p><text:span text:style-name="T1">If the recrommendation engine went down people should still be able to buy items</text:span></text:p>
                          </text:list-item>
                          <text:list-item>
                            <text:p><text:span text:style-name="T1">Limit the scope of failure with fault toelrance</text:span></text:p>
                          </text:list-item>
                        </text:list>
                      </text:list-item>
                      <text:list-item>
                        <text:p><text:span text:style-name="T1">Fault Tolerance</text:span></text:p>
                        <text:list>
                          <text:list-item>
                            <text:p><text:span text:style-name="T1">How do you stop cascading failure</text:span></text:p>
                          </text:list-item>
                        </text:list>
                      </text:list-item>
                      <text:list-item>
                        <text:p><text:span text:style-name="T1">Automated Recovery</text:span></text:p>
                        <text:list>
                          <text:list-item>
                            <text:p><text:span text:style-name="T1">Emply automated detection and recovery. <text:s/>They wear the pager instead of a human.</text:span></text:p>
                          </text:list-item>
                        </text:list>
                      </text:list-item>
                      <text:list-item>
                        <text:p><text:span text:style-name="T1">With Fault Isolatin, Fault Tolerance we have the tools to identify failure and provide a reasonable service to our customers 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siness Concerns (2)</text:p>
          </draw:text-box>
        </draw:frame>
        <draw:frame presentation:style-name="pr4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Scale </text:span></text:p>
                <text:list>
                  <text:list-item>
                    <text:p text:style-name="P1"><text:span text:style-name="T1">Original Way</text:span></text:p>
                    <text:list>
                      <text:list-item>
                        <text:p><text:span text:style-name="T1">We brought servers based on peak forecasting which led to a lot of wasted resoruces, <text:s/>Example brought for Black Friday, but the rest of the year was slow.</text:span></text:p>
                      </text:list-item>
                    </text:list>
                  </text:list-item>
                  <text:list-item>
                    <text:p text:style-name="P1"><text:span text:style-name="T1">New Way</text:span></text:p>
                    <text:list>
                      <text:list-item>
                        <text:p><text:span text:style-name="T1">Cheapest machines that can brought or </text:span></text:p>
                      </text:list-item>
                      <text:list-item>
                        <text:p><text:span text:style-name="T1">Virutailization , Containerization to utilize the machine to the fulest capacity</text:span></text:p>
                        <text:list>
                          <text:list-item>
                            <text:p><text:span text:style-name="T1">Scale new application instances quickly, but disposte of them quicly and sefaly</text:span></text:p>
                            <text:list>
                              <text:list-item>
                                <text:p><text:span text:style-name="T1">Cluserted session and shared fulessytems do not scale very well..</text:span></text:p>
                              </text:list-item>
                              <text:list-item>
                                <text:p><text:span text:style-name="T1">Externalization of state to in-memory data grids, caches and persistance stores </text:span></text:p>
                                <text:list>
                                  <text:list-item>
                                    <text:p><text:span text:style-name="T1">The applicatin is kept essentially stateless</text:span></text:p>
                                  </text:list-item>
                                  <text:list-item>
                                    <text:p><text:span text:style-name="T1">These must be scaleable as well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Mobile Appliatins and Client Diversity</text:span></text:p>
                <text:list>
                  <text:list-item>
                    <text:p><text:span text:style-name="T1">55% of the intenet usage is mobile in the US</text:span></text:p>
                  </text:list-item>
                  <text:list-item>
                    <text:p><text:span text:style-name="T1">You can walk around and access the sames that many more people and access the applciations</text:span></text:p>
                    <text:list>
                      <text:list-item>
                        <text:p><text:span text:style-name="T1">Puts an extra load on the machines</text:span></text:p>
                      </text:list-item>
                      <text:list-item>
                        <text:p><text:span text:style-name="T1">Have to take into account different form factors ( tablet vs phone) different OS, </text:span></text:p>
                      </text:list-item>
                      <text:list-item>
                        <text:p><text:span text:style-name="T1">Legacy Applications → How can they be made fast enough for the person not to delete the app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fining Cloud Native Architectures</text:p>
          </draw:text-box>
        </draw:frame>
        <draw:frame presentation:style-name="pr4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Twelve factor applications – A collection of patterns for cloud-native application architectures </text:span></text:p>
                <text:list>
                  <text:list-item>
                    <text:p><text:span text:style-name="T1">Focus </text:span></text:p>
                    <text:list>
                      <text:list-item>
                        <text:p><text:span text:style-name="T1">Optimizes on Speed, </text:span><text:span text:style-name="T1"><text:tab/></text:span><text:span text:style-name="T1"><text:tab/></text:span><text:span text:style-name="T1"><text:tab/></text:span><text:span text:style-name="T1"><text:tab/></text:span><text:span text:style-name="T1">Safety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Scale by declarative configuration </text:span></text:p>
                      </text:list-item>
                      <text:list-item>
                        <text:p><text:span text:style-name="T1">Stateless/shared-nothing processes</text:span><text:span text:style-name="T1"><text:tab/></text:span><text:span text:style-name="T1"><text:tab/></text:span><text:span text:style-name="T1">Loose coupling to deployment environment</text:span></text:p>
                      </text:list-item>
                    </text:list>
                  </text:list-item>
                  <text:list-item>
                    <text:p><text:span text:style-name="T1">Description</text:span></text:p>
                    <text:list>
                      <text:list-item>
                        <text:p><text:span text:style-name="T1">Codebase → Each deployable app is tracted as one code base in revision control ( may have multiple instances)</text:span></text:p>
                      </text:list-item>
                      <text:list-item>
                        <text:p><text:span text:style-name="T1">Dependenciies → Declares and isolates dependencies via appropiate build <text:s/>tool</text:span></text:p>
                      </text:list-item>
                      <text:list-item>
                        <text:p><text:span text:style-name="T1">Config → Anything that differs between developmnt, staging and production is inject via OS Level environment variables</text:span></text:p>
                      </text:list-item>
                      <text:list-item>
                        <text:p><text:span text:style-name="T1">Backing Services ( ex. Database or Messages Brokers) treated as attached resources and consumed identifically across all enviroments</text:span></text:p>
                      </text:list-item>
                      <text:list-item>
                        <text:p><text:span text:style-name="T1">Build, Relase, Run → The stages of building artifact , combing the artficed with configuration and deploying are stricly separacted</text:span></text:p>
                      </text:list-item>
                      <text:list-item>
                        <text:p><text:span text:style-name="T1">Processes → The app executes as one or more stateless processes that share nothing and any state is externalized to backing services</text:span></text:p>
                      </text:list-item>
                      <text:list-item>
                        <text:p><text:span text:style-name="T1">Port Binding → The app is self contained and exports all services via port binding</text:span></text:p>
                      </text:list-item>
                      <text:list-item>
                        <text:p><text:span text:style-name="T1">Concurrency → Usually accomplished by scaling out app process </text:span></text:p>
                        <text:list>
                          <text:list-item>
                            <text:p><text:span text:style-name="T1">Process may also multiplex work via internally managed thread if desired.</text:span></text:p>
                          </text:list-item>
                        </text:list>
                      </text:list-item>
                      <text:list-item>
                        <text:p><text:span text:style-name="T1">Disposiblity → Robustness is maximized via processes that start up quickly and shut down gracefully. </text:span></text:p>
                        <text:list>
                          <text:list-item>
                            <text:p><text:span text:style-name="T1">Allows for rapid scaling , deployment of changes and recovery from crashes.</text:span></text:p>
                          </text:list-item>
                        </text:list>
                      </text:list-item>
                      <text:list-item>
                        <text:p><text:span text:style-name="T1">Dev/Prod parity → Continous Delivery and Deployment are enabled by keeping development staging and production env(s) similar</text:span></text:p>
                      </text:list-item>
                      <text:list-item>
                        <text:p><text:span text:style-name="T1">Logs → Treat logs as event streams allowing the execution environment to collect, aggregate, index and analyze the events <text:s/>via centraloized services</text:span></text:p>
                      </text:list-item>
                      <text:list-item>
                        <text:p><text:span text:style-name="T1">Admin Processes ( ex. Database migration) are executed as one-off processes in environments identical to the app's long running process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2"><text:span text:style-name="T3">Defining Cloud Native Architectures (2)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 text:style-name="P1"><text:span text:style-name="T1">The 12 factor applications lend themselves well to deploying applications</text:span></text:p>
                    <text:list>
                      <text:list-item>
                        <text:p><text:span text:style-name="T1">Make few assumptions about the environment to which they will be deployed</text:span></text:p>
                        <text:list>
                          <text:list-item>
                            <text:p><text:span text:style-name="T1">Allows for simple and consistent machanism ,</text:span></text:p>
                            <text:list>
                              <text:list-item>
                                <text:p><text:span text:style-name="T1">Optimize for speed by automating <text:s/>provisioning new environemnt quickly and to deploy theses apps to them </text:span></text:p>
                              </text:list-item>
                            </text:list>
                          </text:list-item>
                          <text:list-item>
                            <text:p><text:span text:style-name="T1">Allows use to throw awasy applicatins with very little cost</text:span></text:p>
                            <text:list>
                              <text:list-item>
                                <text:p><text:span text:style-name="T1">The Applciatin State is in a backing service</text:span></text:p>
                              </text:list-item>
                              <text:list-item>
                                <text:p><text:span text:style-name="T1">Allows for scaling up and down <text:s/>in a manner that can be easily automated</text:span></text:p>
                              </text:list-item>
                            </text:list>
                          </text:list-item>
                          <text:list-item>
                            <text:p><text:span text:style-name="T1">Disposiblity of Applictions</text:span></text:p>
                            <text:list>
                              <text:list-item>
                                <text:p><text:span text:style-name="T1">Allows use to recover from failure very quickly </text:span></text:p>
                              </text:list-item>
                            </text:list>
                          </text:list-item>
                          <text:list-item>
                            <text:p><text:span text:style-name="T1">Event Streams → Visibility into the underlying behavior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es Needed – Cultural Change</text:p>
          </draw:text-box>
        </draw:frame>
        <draw:frame presentation:style-name="pr4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From Silos to Devops</text:span></text:p>
                <text:list>
                  <text:list-item>
                    <text:p text:style-name="P1"><text:span text:style-name="T1">Current Silos : Software Development, Quality Assurance, Database Administration, System Administration, IT Operations, Release Management and Project Management</text:span></text:p>
                    <text:list>
                      <text:list-item>
                        <text:p><text:span text:style-name="T1">These silo often have different management hierarchies, toolsets, communication styles, vocabularies and incentive structures</text:span></text:p>
                        <text:list>
                          <text:list-item>
                            <text:p><text:span text:style-name="T1">Inspire many very different paradigms of the purpose of entrprise IT should be accomplished.</text:span></text:p>
                          </text:list-item>
                          <text:list-item>
                            <text:p><text:span text:style-name="T1">Developers are suppose to deliver change and it operations are suppose to prevent change</text:span></text:p>
                            <text:list>
                              <text:list-item>
                                <text:p><text:span text:style-name="T1">The IT operations are very often incentivized to maintian key performance indicator such as mean time between failures, and metan time to recovery</text:span></text:p>
                                <text:list>
                                  <text:list-item>
                                    <text:p><text:span text:style-name="T1">Instead of finding ways to safely introduce development's desired changes into the IT Ecosystem the knee-jerk reaciton is often to make the change painful so the rate lof change is reduced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vops</text:span></text:p>
                    <text:list>
                      <text:list-item>
                        <text:p><text:span text:style-name="T1">Represent the idea of tearing down the silos and building shared toolsets, vocabularies and communication structures to deliver value rapidly and safly</text:span></text:p>
                        <text:list>
                          <text:list-item>
                            <text:p><text:span text:style-name="T1">Bureaucracy and process are replace by trust and accountablilit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From Punctuated Equiliibrium to Continious Devlivery</text:span></text:p>
                <text:list>
                  <text:list-item>
                    <text:p><text:span text:style-name="T1">As an industry, we have been successfrul in moving development teams to a more agile way of working</text:span></text:p>
                    <text:list>
                      <text:list-item>
                        <text:p><text:span text:style-name="T1">Begin projects with inception, write user stories, iteration, planning meetings daily standups, retrospectives, pair programming and test-driven devlopment and continous integration</text:span></text:p>
                      </text:list-item>
                    </text:list>
                  </text:list-item>
                  <text:list-item>
                    <text:p><text:span text:style-name="T1">When the customers have seen the demo, love it and ask for it in production</text:span></text:p>
                    <text:list>
                      <text:list-item>
                        <text:p><text:span text:style-name="T1">Problem : The development has embraced agile, but the IT Operations have not</text:span></text:p>
                      </text:list-item>
                      <text:list-item>
                        <text:p><text:span text:style-name="T1">The application becomes batches waiting for the IT Operations</text:span></text:p>
                        <text:list>
                          <text:list-item>
                            <text:p><text:span text:style-name="T1">Customers then pile as many requirements as they possible so they get as much value as then can when it finally happens</text:span></text:p>
                          </text:list-item>
                          <text:list-item>
                            <text:p><text:span text:style-name="T1">Teams do not have the feeback so the wrong thing gets build and the feedback is costl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hanges Neeed – Cultural Changes (2)</text:p>
          </draw:text-box>
        </draw:frame>
        <draw:frame presentation:style-name="pr4" draw:text-style-name="P1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Continous Delivery allows the business to focus on the decision of delivering the software as a buinsess decision.</text:span></text:p>
                <text:list>
                  <text:list-item>
                    <text:p><text:span text:style-name="T1">All they should need to do is push a button</text:span></text:p>
                  </text:list-item>
                </text:list>
              </text:list-item>
              <text:list-item>
                <text:p><text:span text:style-name="T1">Centralized Governance <text:s/>– Rarely result in quality improovements or cost saving desired </text:span></text:p>
                <text:list>
                  <text:list-item>
                    <text:p><text:span text:style-name="T1">Good Intentions</text:span></text:p>
                    <text:list>
                      <text:list-item>
                        <text:p><text:span text:style-name="T1">It can prevent widespread inconsistences in technology stacks</text:span></text:p>
                      </text:list-item>
                      <text:list-item>
                        <text:p><text:span text:style-name="T1">It can prevent widespread inconsistences in architecural choice, allowing for a common</text:span></text:p>
                      </text:list-item>
                      <text:list-item>
                        <text:p><text:span text:style-name="T1">Cross cutting concerns like regulatory compliance can be handled in a consisten way</text:span><text:span text:style-name="T1"><text:tab/></text:span></text:p>
                      </text:list-item>
                      <text:list-item>
                        <text:p><text:span text:style-name="T1">Ownership olf data can be by those who have a broad view of all organiztaional concer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Business Capability Team – own all facets of the cability they are charge with delivering including the technology stack, applciation architecture and design of individual components</text:span></text:p>
                <text:list>
                  <text:list-item>
                    <text:p><text:span text:style-name="T1">If a decision needs to be made, its made and executed automattically by the t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lf-service Agile Infrastructure</text:p>
          </draw:text-box>
        </draw:frame>
        <draw:frame presentation:style-name="pr4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Teams developing cloud-native application are typically repsonse for their deployment and ongoning operations</text:span></text:p>
              </text:list-item>
              <text:list-item>
                <text:p text:style-name="P1"><text:span text:style-name="T1">Succesful adopters of cloud-native applications have empowered teams with self-service platforms</text:span></text:p>
              </text:list-item>
              <text:list-item>
                <text:p text:style-name="P1"><text:span text:style-name="T1">IAAS → Infrastructure as a service</text:span></text:p>
                <text:list>
                  <text:list-item>
                    <text:p><text:span text:style-name="T1">We asked the API to create virtual server instnaces, networks and stored and then apply various form of configuration management and automation to enable our applications to run.</text:span></text:p>
                  </text:list-item>
                  <text:list-item>
                    <text:p><text:span text:style-name="T1">Need a Resource such as database, message queue, searh engine. <text:s/>Then you would as the platform to provision one that fits your needs. <text:s/>Also the passwords can be easily updated.</text:span></text:p>
                  </text:list-item>
                  <text:list-item>
                    <text:p><text:span text:style-name="T1">The platfrom </text:span></text:p>
                    <text:list>
                      <text:list-item>
                        <text:p><text:span text:style-name="T1">Builds the applciation artifiact ( our code ) </text:span></text:p>
                      </text:list-item>
                      <text:list-item>
                        <text:p><text:span text:style-name="T1">Constructs an application environment</text:span></text:p>
                      </text:list-item>
                      <text:list-item>
                        <text:p><text:span text:style-name="T1">Deploys the application </text:span></text:p>
                      </text:list-item>
                      <text:list-item>
                        <text:p><text:span text:style-name="T1">Starts the application </text:span></text:p>
                      </text:list-item>
                    </text:list>
                  </text:list-item>
                  <text:list-item>
                    <text:p><text:span text:style-name="T1">Teams do not have to work about where there code is running or how it got there.</text:span></text:p>
                    <text:list>
                      <text:list-item>
                        <text:p><text:span text:style-name="T1">All they should need to do is send an acess the infrastrucutre api.</text:span></text:p>
                      </text:list-item>
                      <text:list-item>
                        <text:p><text:span text:style-name="T1">Contract compliance can be verified on bothh side of service to service interaction</text:span></text:p>
                      </text:list-item>
                      <text:list-item>
                        <text:p><text:span text:style-name="T1">Service consumers are not allowed to gain access to private implmentation details</text:span></text:p>
                        <text:list>
                          <text:list-item>
                            <text:p><text:span text:style-name="T1">One servie is ever allowed to gain direct access to any data sto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ntifragility</text:span></text:p>
                <text:list>
                  <text:list-item>
                    <text:p><text:span text:style-name="T1">Chaos Monkey which injects random failures into production components with the goal of identifying and eliminating weaknss in the archite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es Needed – Organizational Change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Business Capability Teams</text:span></text:p>
                <text:list>
                  <text:list-item>
                    <text:p><text:span text:style-name="T1">Companies seeking to move to cloud-native architecure like microservices haveemployed the Inverse Conway Maneuver</text:span></text:p>
                    <text:list>
                      <text:list-item>
                        <text:p><text:span text:style-name="T1">Evolving your team and organizational structure to promote your desired architecute and business architecture.</text:span></text:p>
                      </text:list-item>
                      <text:list-item>
                        <text:p><text:span text:style-name="T1">Teams are organized as cross functinal that develop products rather than projects that continue until they no longer provide value to business.</text:span></text:p>
                      </text:list-item>
                      <text:list-item>
                        <text:p><text:span text:style-name="T1">All the roles necessary to build, test, deliver and operate the servie delivering a business capability are present on the team</text:span></text:p>
                        <text:list>
                          <text:list-item>
                            <text:p><text:span text:style-name="T1">The teams are organized to be small</text:span></text:p>
                          </text:list-item>
                        </text:list>
                      </text:list-item>
                      <text:list-item>
                        <text:p><text:span text:style-name="T1">In order to create a <text:s/>tema, well start with the domain model for the organization seek to identify business capabilities that can be enscapulated into bounded contexts.</text:span></text:p>
                        <text:list>
                          <text:list-item>
                            <text:p><text:span text:style-name="T1">Own the product for the whole devlopment lifecyc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latform Operatins Team</text:span></text:p>
                <text:list>
                  <text:list-item>
                    <text:p><text:span text:style-name="T1">Develop, Deploy and operate businbess capabilities</text:span></text:p>
                  </text:list-item>
                  <text:list-item>
                    <text:p><text:span text:style-name="T1">Operates the self-service agile infrastructur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es Needed – Decomposing Monoliths</text:p>
          </draw:text-box>
        </draw:frame>
        <draw:frame presentation:style-name="pr4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Decomposing Monoliths</text:span></text:p>
                <text:list>
                  <text:list-item>
                    <text:p text:style-name="P1"><text:span text:style-name="T1">Make unsupportable assumptions for a cloud architecture</text:span></text:p>
                    <text:list>
                      <text:list-item>
                        <text:p text:style-name="P1"><text:span text:style-name="T1">Access to mounted shared filesystems</text:span></text:p>
                      </text:list-item>
                      <text:list-item>
                        <text:p text:style-name="P1"><text:span text:style-name="T1">Peer to peer appliation server clustering</text:span></text:p>
                      </text:list-item>
                      <text:list-item>
                        <text:p text:style-name="P1"><text:span text:style-name="T1">Shared Libraries</text:span></text:p>
                      </text:list-item>
                      <text:list-item>
                        <text:p text:style-name="P1"><text:span text:style-name="T1">Configuration files sitting in well know loacations</text:span></text:p>
                      </text:list-item>
                      <text:list-item>
                        <text:p text:style-name="P1"><text:span text:style-name="T1">Monoliths could change cycles together such that independent buinsess capabilities cannot be deployed </text:span></text:p>
                      </text:list-item>
                      <text:list-item>
                        <text:p text:style-name="P1"><text:span text:style-name="T1">Services cannot be scaled independetly</text:span></text:p>
                      </text:list-item>
                      <text:list-item>
                        <text:p text:style-name="P1"><text:span text:style-name="T1">Developers have a 3 – 6 months ramp up time</text:span></text:p>
                      </text:list-item>
                      <text:list-item>
                        <text:p text:style-name="P1"><text:span text:style-name="T1">Attempting to scale the development organization is expensive ( coordination and communication)</text:span></text:p>
                      </text:list-item>
                      <text:list-item>
                        <text:p text:style-name="P1"><text:span text:style-name="T1">Technical stacks are committed to for the long term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ecomposing Data</text:span></text:p>
                <text:list>
                  <text:list-item>
                    <text:p><text:span text:style-name="T1">Not only must the application be decompose into microservices, but the data models must also be decomposed.</text:span></text:p>
                    <text:list>
                      <text:list-item>
                        <text:p><text:span text:style-name="T1">If kept in a single store the barrier to innovatino is simply relocated </text:span></text:p>
                      </text:list-item>
                    </text:list>
                  </text:list-item>
                  <text:list-item>
                    <text:p><text:span text:style-name="T1">Domain Driven Design</text:span></text:p>
                    <text:list>
                      <text:list-item>
                        <text:p><text:span text:style-name="T1">Product architecture must start with the data ( arguable)</text:span></text:p>
                      </text:list-item>
                      <text:list-item>
                        <text:p><text:span text:style-name="T1">For mdoel to be effective, it must also be internally consisten </text:span></text:p>
                        <text:list>
                          <text:list-item>
                            <text:p><text:span text:style-name="T1">Term or concept with incosisten definitions within the same moel</text:span></text:p>
                          </text:list-item>
                        </text:list>
                      </text:list-item>
                      <text:list-item>
                        <text:p><text:span text:style-name="T1">Bound Context → It is diffucult and costly ( and arguably imposible ) to create a federated domain model that does not have inconsistence</text:span></text:p>
                        <text:list>
                          <text:list-item>
                            <text:p><text:span text:style-name="T1">Create subset that are internally consiste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hanges Needed – Decompsing Monoliths (2)</text:p>
          </draw:text-box>
        </draw:frame>
        <draw:frame presentation:style-name="pr4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Twelve-factor is primarly a technical specification where as microservices are primarly a business specification</text:span></text:p>
              </text:list-item>
              <text:list-item>
                <text:p text:style-name="P1"><text:span text:style-name="T1">Algorithm</text:span></text:p>
                <text:list>
                  <text:list-item>
                    <text:p text:style-name="P1"><text:span text:style-name="T1">1. Define the segments of the domain model that can be made internally consistent</text:span></text:p>
                    <text:list>
                      <text:list-item>
                        <text:p text:style-name="P1"><text:span text:style-name="T1">Draw fix boundries around these segments which become our bound context</text:span></text:p>
                      </text:list-item>
                    </text:list>
                  </text:list-item>
                  <text:list-item>
                    <text:p><text:span text:style-name="T1">2. We define our bound context a set of business capabilities</text:span></text:p>
                  </text:list-item>
                  <text:list-item>
                    <text:p><text:span text:style-name="T1">3. Creating <text:s/>capability teams to own those business capabilities</text:span></text:p>
                  </text:list-item>
                  <text:list-item>
                    <text:p><text:span text:style-name="T1">4. Build 12 factor applications</text:span></text:p>
                  </text:list-item>
                </text:list>
              </text:list-item>
              <text:list-item>
                <text:p><text:span text:style-name="T1">The decomposition allows for the application of polyglot persistence</text:span></text:p>
                <text:list>
                  <text:list-item>
                    <text:p><text:span text:style-name="T1">Data must be recomosed to ask cross-context questions </text:span></text:p>
                    <text:list>
                      <text:list-item>
                        <text:p><text:span text:style-name="T1">Good Patterns are Command Query Responseiblity Segregation and Event Sourcing</text:span></text:p>
                      </text:list-item>
                    </text:list>
                  </text:list-item>
                </text:list>
              </text:list-item>
              <text:list-item>
                <text:p><text:span text:style-name="T1">From Orchestration to Choreography</text:span></text:p>
                <text:list>
                  <text:list-item>
                    <text:p><text:span text:style-name="T1">Problem ESB hide a tangle web of complexity causing the solutin become a monolithic hazard to speed</text:span></text:p>
                  </text:list-item>
                  <text:list-item>
                    <text:p><text:span text:style-name="T1">The Individual services simply adapt to chaning cirumustances</text:span></text:p>
                    <text:list>
                      <text:list-item>
                        <text:p><text:span text:style-name="T1">Examples Client Side Load Balancing and Fault Tolerance ( cirucit breakers)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croservice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Decompition of monolithic business systems into idependently deployable services</text:span></text:p>
              </text:list-item>
              <text:list-item>
                <text:p text:style-name="P1"><text:span text:style-name="T1">As long as the contracts are in places change can be made to each depoloyable app</text:span></text:p>
              </text:list-item>
              <text:list-item>
                <text:p text:style-name="P1"><text:span text:style-name="T1">Develpment can be accelerated by scaling the development organization itslef </text:span></text:p>
                <text:list>
                  <text:list-item>
                    <text:p><text:span text:style-name="T1">It <text:s/>is very diffucult to build software faster by adding more people due to overhead of communication and coordination</text:span></text:p>
                  </text:list-item>
                  <text:list-item>
                    <text:p><text:span text:style-name="T1">However, we can create parallel work streams by building more sandboxes</text:span></text:p>
                  </text:list-item>
                </text:list>
              </text:list-item>
              <text:list-item>
                <text:p><text:span text:style-name="T1">Adding new develoopers to a sandbox can ramp up and become more productive more rpaidly due tto the reduced cognitive load of learning the business domain and existing code</text:span></text:p>
              </text:list-item>
              <text:list-item>
                <text:p><text:span text:style-name="T1">Adoption of new technology can be accellerated. <text:s/>If we adopt the new technology within the scope of a single service we isolate and minimize the risk</text:span></text:p>
              </text:list-item>
              <text:list-item>
                <text:p><text:span text:style-name="T1">Independent and Effiicent scaling of services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gration Cookbook</text:p>
          </draw:text-box>
        </draw:frame>
        <draw:frame presentation:style-name="pr4" draw:text-style-name="P1" draw:layer="layout" svg:width="25.199cm" svg:height="15.66cm" svg:x="1.217cm" svg:y="4.318cm" presentation:class="outline" presentation:user-transformed="true">
          <draw:text-box>
            <text:list text:style-name="L2">
              <text:list-item>
                <text:p text:style-name="P1"><text:span text:style-name="T1">Companies with fairly pattern of incremential migration → Sound Cloud and Karma</text:span></text:p>
              </text:list-item>
              <text:list-item>
                <text:p><text:span text:style-name="T1">Breaking a Monolith into into Microservices</text:span></text:p>
                <text:list>
                  <text:list-item>
                    <text:p><text:span text:style-name="T1">New Features as Microservices</text:span></text:p>
                    <text:list>
                      <text:list-item>
                        <text:p><text:span text:style-name="T1">In this section they discuss that its easier to add features then surgically extract them from a big ball of mud</text:span></text:p>
                      </text:list-item>
                      <text:list-item>
                        <text:p><text:span text:style-name="T1">How do microservices talk to the monolith</text:span></text:p>
                        <text:list>
                          <text:list-item>
                            <text:p><text:span text:style-name="T1">Anti-Corruption Layer → derived from Domain Driven Design</text:span></text:p>
                            <text:list>
                              <text:list-item>
                                <text:p><text:span text:style-name="T1">Alow the integration of two systems without allowing the domain model of one system to corrupt the domain model of the other.</text:span></text:p>
                              </text:list-item>
                              <text:list-item>
                                <text:p><text:span text:style-name="T1">Makes the monolith look other microservices</text:span></text:p>
                              </text:list-item>
                              <text:list-item>
                                <text:p><text:span text:style-name="T1">Implementation of an Anit-Corruption Layer (all components are loosly coupled)</text:span></text:p>
                                <text:list>
                                  <text:list-item>
                                    <text:p><text:span text:style-name="T1">Facade → Simplfy the pgorcess of integrating with the monolith's interface. <text:s/>Does not change the monoliths model</text:span></text:p>
                                  </text:list-item>
                                  <text:list-item>
                                    <text:p><text:span text:style-name="T1">Adapther → Takes a request form our system an make a requet to the monolith's facade</text:span></text:p>
                                  </text:list-item>
                                  <text:list-item>
                                    <text:p><text:span text:style-name="T1">Translator → Convert request and response between the domain model and model of the new microservice 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Removing the Monlith</text:span></text:p>
                    <text:list>
                      <text:list-item>
                        <text:p><text:span text:style-name="T1">Identify Bound Context</text:span></text:p>
                      </text:list-item>
                      <text:list-item>
                        <text:p><text:span text:style-name="T1">Which Context to do we extract first</text:span></text:p>
                        <text:list>
                          <text:list-item>
                            <text:p><text:span text:style-name="T1">What canidate will benfit most from speed and innovation</text:span></text:p>
                          </text:list-item>
                          <text:list-item>
                            <text:p><text:span text:style-name="T1">Look at the monlith's backlog</text:span></text:p>
                          </text:list-item>
                          <text:list-item>
                            <text:p><text:span text:style-name="T1">Identifiy the areas of the monoltihs code that will be changed in order to delive the change requirements</text:span></text:p>
                            <text:list>
                              <text:list-item>
                                <text:p><text:span text:style-name="T1">Extract the appropaite bounded contexts before making the desired changes.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End States:</text:span></text:p>
                        <text:list>
                          <text:list-item>
                            <text:p><text:span text:style-name="T1">All bounded context have been extracted into microservices. <text:s/>Eliminate Anti-corruption layers that are no longer necessary</text:span></text:p>
                          </text:list-item>
                          <text:list-item>
                            <text:p><text:span text:style-name="T1">Where the cost of additional service extraction exceedsthe return of the necssary development effo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tributed Sytems Recipies</text:p>
          </draw:text-box>
        </draw:frame>
        <draw:frame presentation:style-name="pr4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As system gets bigger wewant additional configuration capabilities</text:span></text:p>
                <text:list>
                  <text:list-item>
                    <text:p text:style-name="P1"><text:span text:style-name="T1">Examples</text:span><text:span text:style-name="T1"><text:tab/></text:span></text:p>
                    <text:list>
                      <text:list-item>
                        <text:p text:style-name="P1"><text:span text:style-name="T1">Changing the logging levels of a running applications</text:span></text:p>
                      </text:list-item>
                      <text:list-item>
                        <text:p text:style-name="P1"><text:span text:style-name="T1">Changing the number of threads receiving message from a message broker</text:span></text:p>
                      </text:list-item>
                      <text:list-item>
                        <text:p text:style-name="P1"><text:span text:style-name="T1">Report all configuration changes made to a production system to support regulatory audits</text:span></text:p>
                      </text:list-item>
                      <text:list-item>
                        <text:p text:style-name="P1"><text:span text:style-name="T1">Toggle features</text:span></text:p>
                      </text:list-item>
                      <text:list-item>
                        <text:p text:style-name="P1"><text:span text:style-name="T1">Protect Secets such as passwords</text:span></text:p>
                      </text:list-item>
                    </text:list>
                  </text:list-item>
                  <text:list-item>
                    <text:p><text:span text:style-name="T1">In order to suport these we need configuration management approach with the following features</text:span></text:p>
                    <text:list>
                      <text:list-item>
                        <text:p><text:span text:style-name="T1">Versioning, Auditability, Encryption and Refresh Without reset</text:span></text:p>
                      </text:list-item>
                    </text:list>
                  </text:list-item>
                  <text:list-item>
                    <text:p><text:span text:style-name="T1">Implemented by Spring Cloud Config and Spring Cloud Bus</text:span></text:p>
                    <text:list>
                      <text:list-item>
                        <text:p><text:span text:style-name="T1">Spring Cloud Cofnig → Present application and application profile ( sets of configuration that can be toggled on/off) as a Rest API backed by a Git Repository</text:span></text:p>
                      </text:list-item>
                      <text:list-item>
                        <text:p><text:span text:style-name="T1">Spring Clous Bus → Links nodes of a distrubted system with a light weight message broker whichn can then be used to broadcast state changes</text:span></text:p>
                        <text:list>
                          <text:list-item>
                            <text:p><text:span text:style-name="T1">Http post to the /bus/refresh → Instruct all applications on the bus to refresh their ocnfiguration with the latest avaiable values from the config serv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tributed System Recipies</text:p>
          </draw:text-box>
        </draw:frame>
        <draw:frame presentation:style-name="pr4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Service Registration and Discovery</text:span></text:p>
                <text:list>
                  <text:list-item>
                    <text:p text:style-name="P1"><text:span text:style-name="T1">How do microservices communicate with one another.</text:span></text:p>
                  </text:list-item>
                  <text:list-item>
                    <text:p text:style-name="P1"><text:span text:style-name="T1">Common Architecture : Have a frontend ( application) and backend( business services)</text:span></text:p>
                    <text:list>
                      <text:list-item>
                        <text:p text:style-name="P1"><text:span text:style-name="T1">Backend service are not accessiable diretly from the internet</text:span></text:p>
                      </text:list-item>
                      <text:list-item>
                        <text:p text:style-name="P1"><text:span text:style-name="T1">The service registry provoides a listing of all services amd make them available to frontend services throught a client library</text:span></text:p>
                      </text:list-item>
                    </text:list>
                  </text:list-item>
                  <text:list-item>
                    <text:p><text:span text:style-name="T1">Design Patterns : Service Locator <text:s/>and Dependacy Injection</text:span></text:p>
                  </text:list-item>
                  <text:list-item>
                    <text:p><text:span text:style-name="T1">Eureka → can be use for locating services for the purpose of load balencing and failover of middle tier services</text:span></text:p>
                    <text:list>
                      <text:list-item>
                        <text:p><text:span text:style-name="T1">Spring Cloud Netflix provides a primary annotation based configuration model for consuming services</text:span></text:p>
                      </text:list-item>
                      <text:list-item>
                        <text:p><text:span text:style-name="T1">@EnableDiscveryClien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oad Balencing</text:span></text:p>
                <text:list>
                  <text:list-item>
                    <text:p><text:span text:style-name="T1">In orer to load balance services in the cloudthe load balancer need innformation or context to make a good choice and external solutins can cascade across the entire architecture.</text:span></text:p>
                    <text:list>
                      <text:list-item>
                        <text:p><text:span text:style-name="T1">In the cloud the client usually makes the load balancing solution.</text:span></text:p>
                      </text:list-item>
                      <text:list-item>
                        <text:p><text:span text:style-name="T1">Once such client side solutin is Ribbon.</text:span></text:p>
                        <text:list>
                          <text:list-item>
                            <text:p><text:span text:style-name="T1">Multiple built-in load balancing <text:s/>rules: Round-robin, Average response-time weighted, Random, Availability filtered ( avoid tripped circuits or high concurrent connection counts)</text:span></text:p>
                          </text:list-item>
                          <text:list-item>
                            <text:p><text:span text:style-name="T1">Pluggable integration with service discovery solutions</text:span></text:p>
                          </text:list-item>
                          <text:list-item>
                            <text:p><text:span text:style-name="T1">Cloud native intelligence such as zone affinity and unhealthy zone avoidance</text:span></text:p>
                          </text:list-item>
                          <text:list-item>
                            <text:p><text:span text:style-name="T1">Build in failure resiliency</text:span></text:p>
                          </text:list-item>
                        </text:list>
                      </text:list-item>
                      <text:list-item>
                        <text:p><text:span text:style-name="T1">Inject a LoadBalanceClient and then use that oto resolve an instance of the application's dependicies and a RestTemplate is configured to automatically resolove instances of logic service name to instance UR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ault Tolerance</text:p>
          </draw:text-box>
        </draw:frame>
        <draw:frame presentation:style-name="pr4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Distributed system have more change of failure. </text:span></text:p>
                <text:list>
                  <text:list-item>
                    <text:p text:style-name="P1"><text:span text:style-name="T1">Each microservice must now potentially touch tens or even hundress of different microservices</text:span></text:p>
                  </text:list-item>
                </text:list>
              </text:list-item>
              <text:list-item>
                <text:p text:style-name="P1"><text:span text:style-name="T1">Patterns </text:span></text:p>
                <text:list>
                  <text:list-item>
                    <text:p text:style-name="P1"><text:span text:style-name="T1">Circuit Breakers → Prevent remove calls when a dependacy is determined to be unhealthy</text:span></text:p>
                    <text:list>
                      <text:list-item>
                        <text:p text:style-name="P1"><text:span text:style-name="T1">Close state : Everything is functioning normally and the calls are going through</text:span></text:p>
                      </text:list-item>
                      <text:list-item>
                        <text:p text:style-name="P1"><text:span text:style-name="T1">If a certain amount of calls fails in a certain time the circuit trips into the open state</text:span></text:p>
                        <text:list>
                          <text:list-item>
                            <text:p><text:span text:style-name="T1">Call faiil immediately</text:span></text:p>
                          </text:list-item>
                          <text:list-item>
                            <text:p><text:span text:style-name="T1">After a predeterimed amount of time the syetm is in the Half-Open State</text:span></text:p>
                          </text:list-item>
                        </text:list>
                      </text:list-item>
                      <text:list-item>
                        <text:p><text:span text:style-name="T1">Here successful call transition the system int o the closed state and failed calls into the open state</text:span></text:p>
                      </text:list-item>
                    </text:list>
                  </text:list-item>
                  <text:list-item>
                    <text:p><text:span text:style-name="T1">Bulkheads</text:span></text:p>
                    <text:list>
                      <text:list-item>
                        <text:p><text:span text:style-name="T1">Using linux containers one process cannot take over an entire machine is another</text:span></text:p>
                      </text:list-item>
                      <text:list-item>
                        <text:p><text:span text:style-name="T1">Another defense is the division of parllezied into different threads</text:span></text:p>
                      </text:list-item>
                      <text:list-item>
                        <text:p><text:span text:style-name="T1">Used by Hystrix by operating each circuit breaker in its own thread pool</text:span></text:p>
                      </text:list-item>
                    </text:list>
                  </text:list-item>
                  <text:list-item>
                    <text:p><text:span text:style-name="T1">Hystrix → A very powerful netflix library for fault tolernce</text:span></text:p>
                    <text:list>
                      <text:list-item>
                        <text:p><text:span text:style-name="T1">Wraps the code in HystrixCommand to produce a ciccuit breaker</text:span></text:p>
                      </text:list-item>
                      <text:list-item>
                        <text:p><text:span text:style-name="T1">Hystrix-javanica → Annotation to write Hystrix. </text:span></text:p>
                      </text:list-item>
                      <text:list-item>
                        <text:p><text:span text:style-name="T1">Collects metrics : Traffic Volumn, Request Rate, Error Percentage, Hosts reporting, Latency perentiles, Success/Failures/Rejec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urbine is a tool for aggregating streams of Server-Sent Event (SSE) JSON data into a single stream.</text:span></text:p>
              </text:list-item>
              <text:list-item>
                <text:p><text:span text:style-name="T1"/></text:p>
                <text:list>
                  <text:list-item>
                    <text:p><text:span text:style-name="T1"><text:line-break/></text:span><text:span text:style-name="T1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I Gateways / Edge Services</text:p>
          </draw:text-box>
        </draw:frame>
        <draw:frame presentation:style-name="pr4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Server Side Aggregation of an ecosystem of microservices</text:span></text:p>
                <text:list>
                  <text:list-item>
                    <text:p><text:span text:style-name="T1">Problems</text:span></text:p>
                    <text:list>
                      <text:list-item>
                        <text:p><text:span text:style-name="T1">Latency</text:span></text:p>
                        <text:list>
                          <text:list-item>
                            <text:p><text:span text:style-name="T1">Mobile devices typically operate on lower speed networks than our in home devices</text:span></text:p>
                          </text:list-item>
                          <text:list-item>
                            <text:p><text:span text:style-name="T1">They made need to talk to ten or hundresds of microservices to implement a single screen</text:span></text:p>
                          </text:list-item>
                          <text:list-item>
                            <text:p><text:span text:style-name="T1">The need for concurrent services becomes clear</text:span></text:p>
                            <text:list>
                              <text:list-item>
                                <text:p><text:span text:style-name="T1">It is less expensive and error-prone to capure the concurrent partterns on the server-sikde</text:span></text:p>
                              </text:list-item>
                            </text:list>
                          </text:list-item>
                          <text:list-item>
                            <text:p><text:span text:style-name="T1">Only return what is need so latency can be less</text:span></text:p>
                          </text:list-item>
                        </text:list>
                      </text:list-item>
                      <text:list-item>
                        <text:p><text:span text:style-name="T1">Round Trips</text:span></text:p>
                        <text:list>
                          <text:list-item>
                            <text:p><text:span text:style-name="T1">Network usage is the main problem for battery life</text:span></text:p>
                          </text:list-item>
                          <text:list-item>
                            <text:p><text:span text:style-name="T1">Try to make the fewer server side calls</text:span></text:p>
                          </text:list-item>
                        </text:list>
                      </text:list-item>
                      <text:list-item>
                        <text:p><text:span text:style-name="T1">Device Diversity ( Os, (ipad, phone, computer), programming lanuages, Os, runtime enviroment</text:span></text:p>
                      </text:list-item>
                    </text:list>
                  </text:list-item>
                  <text:list-item>
                    <text:p><text:span text:style-name="T1">Solution : API Gateway Pattern</text:span></text:p>
                    <text:list>
                      <text:list-item>
                        <text:p><text:span text:style-name="T1">Shifts the burden of these requirements from the device devloper to the server-side </text:span></text:p>
                      </text:list-item>
                      <text:list-item>
                        <text:p><text:span text:style-name="T1">A special class of microservice that meet the needs of a single client application and provide with a single entry point to the backend</text:span></text:p>
                        <text:list>
                          <text:list-item>
                            <text:p><text:span text:style-name="T1">Example Iphone app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They access ten or hundreds of microservices concurrentlly with each request aggregating the repsonse and transforming them to the meet the clients application needs</text:span></text:p>
                    <text:list>
                      <text:list-item>
                        <text:p><text:span text:style-name="T1">Popular languages : NodeJs due to its reactive programming mode and go for its simple concurrency</text:span></text:p>
                      </text:list-item>
                    </text:list>
                  </text:list-item>
                  <text:list-item>
                    <text:p><text:span text:style-name="T1">RxJava → A JVM implementation of Reactive Extensions ( API for asynchronous programming with observable stream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2T15:31:51</meta:creation-date>
    <dc:date>2016-05-23T15:07:33</dc:date>
    <meta:editing-duration>PT20H53M28S</meta:editing-duration>
    <meta:editing-cycles>12</meta:editing-cycles>
    <meta:generator>LibreOffice/4.0.2.2$MacOSX_x86 LibreOffice_project/4c82dcdd6efcd48b1d8bba66bfe1989deee49c3</meta:generator>
    <meta:document-statistic meta:object-count="89"/>
  </office:meta>
</office:document-meta>
</file>